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30" table:default-cell-style-name="Default"/>
        <table:table-row table:style-name="ro1">
          <table:table-cell office:value-type="string" calcext:value-type="string">
            <text:p>Matrix A(12*38)</text:p>
          </table:table-cell>
          <table:table-cell table:number-columns-repeated="44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 calcext:value-type="string">
            <text:p>Alpha Matrix</text:p>
          </table:table-cell>
          <table:table-cell table:number-columns-repeated="3"/>
          <table:table-cell office:value-type="string" calcext:value-type="string">
            <text:p>Matrix X</text:p>
          </table:table-cell>
          <table:table-cell table:number-columns-repeated="39"/>
        </table:table-row>
        <table:table-row table:style-name="ro1">
          <table:table-cell/>
          <table:table-cell table:number-matrix-columns-spanned="1" table:number-matrix-rows-spanned="12" table:formula="of:=MMULT([.A3:.AL14];[.F17:.F54])" office:value-type="float" office:value="5.55111512312578E-017" calcext:value-type="float">
            <text:p>5.55111512312578E-017</text:p>
          </table:table-cell>
          <table:table-cell table:number-columns-repeated="2"/>
          <table:table-cell office:value-type="string" calcext:value-type="string">
            <text:p>X(0,0,up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ward Values Matrix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.2490009027033E-016" calcext:value-type="float">
            <text:p>1.2490009027033E-016</text:p>
          </table:table-cell>
          <table:table-cell table:number-columns-repeated="2"/>
          <table:table-cell office:value-type="string" calcext:value-type="string">
            <text:p>X(0,0,down)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-2.05" calcext:value-type="float">
            <text:p>-2.05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-2.05" calcext:value-type="float">
            <text:p>-2.05</text:p>
          </table:table-cell>
          <table:table-cell office:value-type="float" office:value="-41" calcext:value-type="float">
            <text:p>-41</text:p>
          </table:table-cell>
          <table:table-cell table:number-columns-repeated="20" office:value-type="float" office:value="-2.05" calcext:value-type="float">
            <text:p>-2.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(0,0,lef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-3.33066907387547E-016" calcext:value-type="float">
            <text:p>-3.33066907387547E-016</text:p>
          </table:table-cell>
          <table:table-cell table:number-columns-repeated="2"/>
          <table:table-cell office:value-type="string" calcext:value-type="string">
            <text:p>X(0,0,right)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9"/>
        </table:table-row>
        <table:table-row table:style-name="ro1">
          <table:table-cell/>
          <table:table-cell office:value-type="float" office:value="-2.77555756156289E-016" calcext:value-type="float">
            <text:p>-2.77555756156289E-016</text:p>
          </table:table-cell>
          <table:table-cell table:number-columns-repeated="2"/>
          <table:table-cell office:value-type="string" calcext:value-type="string">
            <text:p>X(0,1,up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(0,1,down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ected Reward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(0,1,left)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1" table:formula="of:=MMULT([.H18:.AS18];[.F17:.F54])" office:value-type="float" office:value="17.2306781667334" calcext:value-type="float">
            <text:p>17.2306781667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(0,1,right)</text:p>
          </table:table-cell>
          <table:table-cell office:value-type="float" office:value="0.10823608997125" calcext:value-type="float">
            <text:p>0.10823609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(0,2,noop)</text:p>
          </table:table-cell>
          <table:table-cell office:value-type="float" office:value="0.876712328766564" calcext:value-type="float">
            <text:p>0.8767123288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.0000000000000447419878923938" calcext:value-type="float">
            <text:p>4.47419878923938E-014</text:p>
          </table:table-cell>
          <table:table-cell table:number-columns-repeated="2"/>
          <table:table-cell office:value-type="string" calcext:value-type="string">
            <text:p>X(0,3,up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-0.000000000000338729044813135" calcext:value-type="float">
            <text:p>-3.38729044813135E-013</text:p>
          </table:table-cell>
          <table:table-cell table:number-columns-repeated="2"/>
          <table:table-cell office:value-type="string" calcext:value-type="string">
            <text:p>X(0,3,down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-0.000000000000259903210064749" calcext:value-type="float">
            <text:p>-2.59903210064749E-013</text:p>
          </table:table-cell>
          <table:table-cell table:number-columns-repeated="2"/>
          <table:table-cell office:value-type="string" calcext:value-type="string">
            <text:p>X(0,3,left)</text:p>
          </table:table-cell>
          <table:table-cell office:value-type="float" office:value="0.987654320986956" calcext:value-type="float">
            <text:p>0.987654321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0,3,righ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0,up)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0,down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0,lef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0,righ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1,noop)</text:p>
          </table:table-cell>
          <table:table-cell office:value-type="float" office:value="0.123287671232882" calcext:value-type="float">
            <text:p>0.1232876712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3,up)</text:p>
          </table:table-cell>
          <table:table-cell office:value-type="float" office:value="1.11111111111033" calcext:value-type="float">
            <text:p>1.1111111111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3,down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3,lef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1,3,righ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0,up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0,down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0,lef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0,right)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1,up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1,down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1,lef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1,right)</text:p>
          </table:table-cell>
          <table:table-cell office:value-type="float" office:value="0.987654320987704" calcext:value-type="float">
            <text:p>0.987654321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2,up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2,down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2,lef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2,right)</text:p>
          </table:table-cell>
          <table:table-cell office:value-type="float" office:value="1.11111111111065" calcext:value-type="float">
            <text:p>1.1111111111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3,up)</text:p>
          </table:table-cell>
          <table:table-cell office:value-type="float" office:value="0.987654320986956" calcext:value-type="float">
            <text:p>0.987654321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3,down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3,lef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X(2,3,right)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01:20:55.0283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9:40:15.287463099</meta:creation-date>
    <dc:date>2016-03-13T02:04:21.699190332</dc:date>
    <meta:editing-duration>PT11M58S</meta:editing-duration>
    <meta:editing-cycles>2</meta:editing-cycles>
    <meta:generator>LibreOffice/4.2.8.2$Linux_X86_64 LibreOffice_project/420m0$Build-2</meta:generator>
    <meta:document-statistic meta:table-count="1" meta:cell-count="588" meta:object-count="0"/>
  </office:meta>
</office:document-meta>
</file>